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Tifinagh" svg:font-family="'Noto Sans Tifinagh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17.595cm"/>
    </style:style>
    <style:style style:name="Table2.A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17.59cm" style:rel-column-width="65535*"/>
    </style:style>
    <style:style style:name="Table3.A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17.59cm" style:rel-column-width="65535*"/>
    </style:style>
    <style:style style:name="Table4.A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style:font-name="Nimbus Roman" fo:font-size="15pt" fo:font-weight="bold" officeooo:paragraph-rsid="0011f967" style:font-size-asian="15pt" style:font-weight-asian="bold" style:font-size-complex="15pt" style:font-weight-complex="bold"/>
    </style:style>
    <style:style style:name="P2" style:family="paragraph" style:parent-style-name="Header">
      <style:text-properties style:font-name="Nimbus Roman" fo:font-size="15pt" fo:font-weight="bold" officeooo:rsid="0011f967" officeooo:paragraph-rsid="0011f967" style:font-size-asian="15pt" style:font-weight-asian="bold" style:font-size-complex="15pt" style:font-weight-complex="bold"/>
    </style:style>
    <style:style style:name="P3" style:family="paragraph" style:parent-style-name="Standard">
      <style:text-properties officeooo:rsid="000720c6" officeooo:paragraph-rsid="000720c6"/>
    </style:style>
    <style:style style:name="P4" style:family="paragraph" style:parent-style-name="Standard">
      <style:text-properties officeooo:rsid="0008f85a" officeooo:paragraph-rsid="0008f85a"/>
    </style:style>
    <style:style style:name="P5" style:family="paragraph" style:parent-style-name="Standard">
      <style:text-properties officeooo:rsid="0008f85a" officeooo:paragraph-rsid="000ae063"/>
    </style:style>
    <style:style style:name="P6" style:family="paragraph" style:parent-style-name="Standard">
      <style:text-properties fo:font-weight="bold" officeooo:rsid="0008f85a" officeooo:paragraph-rsid="0008f85a" style:font-weight-asian="bold" style:font-weight-complex="bold"/>
    </style:style>
    <style:style style:name="P7" style:family="paragraph" style:parent-style-name="Standard">
      <style:text-properties fo:font-weight="bold" officeooo:rsid="000ae063" officeooo:paragraph-rsid="000ae063" style:font-weight-asian="bold" style:font-weight-complex="bold"/>
    </style:style>
    <style:style style:name="P8" style:family="paragraph" style:parent-style-name="Standard">
      <style:text-properties fo:font-weight="normal" officeooo:rsid="0008f85a" officeooo:paragraph-rsid="0008f85a" style:font-weight-asian="normal" style:font-weight-complex="normal"/>
    </style:style>
    <style:style style:name="P9" style:family="paragraph" style:parent-style-name="Standard">
      <style:text-properties fo:font-weight="normal" officeooo:rsid="000ae063" officeooo:paragraph-rsid="000ae063" style:font-weight-asian="normal" style:font-weight-complex="normal"/>
    </style:style>
    <style:style style:name="P10" style:family="paragraph" style:parent-style-name="Standard">
      <style:text-properties fo:font-weight="normal" officeooo:rsid="000b2a47" officeooo:paragraph-rsid="000b2a47" style:font-weight-asian="normal" style:font-weight-complex="normal"/>
    </style:style>
    <style:style style:name="P11" style:family="paragraph" style:parent-style-name="Standard">
      <style:text-properties fo:font-weight="normal" officeooo:rsid="000e0db3" officeooo:paragraph-rsid="000e0db3" style:font-weight-asian="normal" style:font-weight-complex="normal"/>
    </style:style>
    <style:style style:name="P12" style:family="paragraph" style:parent-style-name="Standard">
      <style:text-properties fo:font-weight="normal" officeooo:rsid="00100bc7" officeooo:paragraph-rsid="00100bc7" style:font-weight-asian="normal" style:font-weight-complex="normal"/>
    </style:style>
    <style:style style:name="P13" style:family="paragraph" style:parent-style-name="Standard">
      <style:text-properties style:font-name="Noto Sans Tifinagh" fo:font-style="italic" fo:font-weight="bold" officeooo:rsid="00100bc7" officeooo:paragraph-rsid="00100bc7" style:font-style-asian="italic" style:font-weight-asian="bold" style:font-style-complex="italic" style:font-weight-complex="bold"/>
    </style:style>
    <style:style style:name="P14" style:family="paragraph" style:parent-style-name="Table_20_Contents">
      <style:paragraph-properties fo:margin-left="0cm" fo:margin-right="0cm" fo:orphans="2" fo:widows="2" fo:text-indent="0cm" style:auto-text-indent="false"/>
      <style:text-properties fo:font-weight="normal" officeooo:rsid="000ae063" officeooo:paragraph-rsid="000ae063" style:font-weight-asian="normal" style:font-weight-complex="normal"/>
    </style:style>
    <style:style style:name="P15" style:family="paragraph" style:parent-style-name="Table_20_Contents">
      <style:paragraph-properties fo:margin-left="0cm" fo:margin-right="0cm" fo:orphans="2" fo:widows="2" fo:text-indent="0cm" style:auto-text-indent="false"/>
      <style:text-properties fo:font-weight="normal" officeooo:rsid="000ae063" officeooo:paragraph-rsid="00100bc7" style:font-weight-asian="normal" style:font-weight-complex="normal"/>
    </style:style>
    <style:style style:name="P16" style:family="paragraph" style:parent-style-name="Table_20_Contents">
      <style:paragraph-properties fo:margin-left="0cm" fo:margin-right="0cm" fo:orphans="2" fo:widows="2" fo:text-indent="0cm" style:auto-text-indent="false"/>
      <style:text-properties fo:font-weight="normal" officeooo:rsid="000ae063" officeooo:paragraph-rsid="0011f967" style:font-weight-asian="normal" style:font-weight-complex="normal"/>
    </style:style>
    <style:style style:name="P17" style:family="paragraph" style:parent-style-name="Table_20_Contents">
      <style:paragraph-properties fo:margin-left="0cm" fo:margin-right="0cm" fo:orphans="2" fo:widows="2" fo:text-indent="0cm" style:auto-text-indent="false"/>
      <style:text-properties fo:font-weight="normal" officeooo:rsid="000ae063" officeooo:paragraph-rsid="0013cfb0" style:font-weight-asian="normal" style:font-weight-complex="normal"/>
    </style:style>
    <style:style style:name="P18" style:family="paragraph" style:parent-style-name="Table_20_Contents">
      <style:paragraph-properties fo:margin-left="0cm" fo:margin-right="0cm" fo:orphans="2" fo:widows="2" fo:text-indent="0cm" style:auto-text-indent="false"/>
      <style:text-properties officeooo:paragraph-rsid="00100bc7"/>
    </style:style>
    <style:style style:name="P19" style:family="paragraph" style:parent-style-name="Table_20_Contents">
      <style:paragraph-properties fo:margin-left="0cm" fo:margin-right="0cm" fo:orphans="2" fo:widows="2" fo:text-indent="0cm" style:auto-text-indent="false"/>
      <style:text-properties officeooo:paragraph-rsid="0011f967"/>
    </style:style>
    <style:style style:name="P20" style:family="paragraph" style:parent-style-name="Table_20_Contents">
      <style:paragraph-properties fo:margin-left="0cm" fo:margin-right="0cm" fo:orphans="2" fo:widows="2" fo:text-indent="0cm" style:auto-text-indent="false"/>
      <style:text-properties style:font-name="Noto Sans Tifinagh" fo:font-style="italic" fo:font-weight="bold" officeooo:rsid="0011f967" officeooo:paragraph-rsid="0011f967" style:font-style-asian="italic" style:font-weight-asian="bold" style:font-style-complex="italic" style:font-weight-complex="bold"/>
    </style:style>
    <style:style style:name="P21" style:family="paragraph" style:parent-style-name="Table_20_Contents">
      <style:paragraph-properties fo:margin-left="0cm" fo:margin-right="0cm" fo:orphans="2" fo:widows="2" fo:text-indent="0cm" style:auto-text-indent="false"/>
      <style:text-properties fo:font-weight="bold" officeooo:rsid="0011f967" officeooo:paragraph-rsid="0011f967" style:font-weight-asian="bold" style:font-weight-complex="bold"/>
    </style:style>
    <style:style style:name="T1" style:family="text">
      <style:text-properties officeooo:rsid="0008f85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letter-spacing="normal"/>
    </style:style>
    <style:style style:name="T4" style:family="text">
      <style:text-properties fo:font-variant="normal" fo:text-transform="none" fo:letter-spacing="normal" fo:font-style="normal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T6" style:family="text">
      <style:text-properties fo:font-variant="normal" fo:text-transform="none" fo:letter-spacing="normal" fo:font-style="normal" fo:font-weight="normal" officeooo:rsid="000ae063" style:font-weight-asian="normal" style:font-weight-complex="normal"/>
    </style:style>
    <style:style style:name="T7" style:family="text">
      <style:text-properties fo:font-variant="normal" fo:text-transform="none" fo:letter-spacing="normal" fo:font-style="normal" fo:font-weight="normal" officeooo:rsid="000c9800" style:font-weight-asian="normal" style:font-weight-complex="normal"/>
    </style:style>
    <style:style style:name="T8" style:family="text">
      <style:text-properties fo:font-variant="normal" fo:text-transform="none" fo:letter-spacing="normal" fo:font-style="normal" fo:font-weight="normal" officeooo:rsid="000e0db3" style:font-weight-asian="normal" style:font-weight-complex="normal"/>
    </style:style>
    <style:style style:name="T9" style:family="text">
      <style:text-properties fo:font-variant="normal" fo:text-transform="none" fo:letter-spacing="normal" fo:font-style="normal" fo:font-weight="normal" officeooo:rsid="0011f967" style:font-weight-asian="normal" style:font-weight-complex="normal"/>
    </style:style>
    <style:style style:name="T10" style:family="text">
      <style:text-properties fo:font-variant="normal" fo:text-transform="none" fo:letter-spacing="normal" fo:font-style="normal" fo:font-weight="normal" officeooo:rsid="000e0db3"/>
    </style:style>
    <style:style style:name="T11" style:family="text">
      <style:text-properties fo:font-variant="normal" fo:text-transform="none" fo:letter-spacing="normal" fo:font-style="normal" officeooo:rsid="000ae063"/>
    </style:style>
    <style:style style:name="T12" style:family="text">
      <style:text-properties fo:font-variant="normal" fo:text-transform="none" fo:letter-spacing="normal" fo:font-style="normal" fo:font-weight="bold" officeooo:rsid="000ae063" style:font-weight-asian="bold" style:font-weight-complex="bold"/>
    </style:style>
    <style:style style:name="T13" style:family="text">
      <style:text-properties fo:font-variant="normal" fo:text-transform="none" fo:letter-spacing="normal" fo:font-style="normal" officeooo:rsid="000c9800"/>
    </style:style>
    <style:style style:name="T14" style:family="text">
      <style:text-properties fo:font-variant="normal" fo:text-transform="none" fo:letter-spacing="normal" fo:font-style="normal" officeooo:rsid="00100bc7"/>
    </style:style>
    <style:style style:name="T15" style:family="text">
      <style:text-properties fo:font-variant="normal" fo:text-transform="none" fo:letter-spacing="normal" fo:font-style="normal" officeooo:rsid="0011f967"/>
    </style:style>
    <style:style style:name="T16" style:family="text">
      <style:text-properties fo:font-variant="normal" fo:text-transform="none" style:font-name="Noto Sans Tifinagh" fo:letter-spacing="normal" fo:font-style="italic" style:font-style-asian="italic" style:font-style-complex="italic"/>
    </style:style>
    <style:style style:name="T17" style:family="text">
      <style:text-properties officeooo:rsid="000ae063"/>
    </style:style>
    <style:style style:name="T18" style:family="text">
      <style:text-properties officeooo:rsid="000b2a47"/>
    </style:style>
    <style:style style:name="T19" style:family="text">
      <style:text-properties officeooo:rsid="000c9800"/>
    </style:style>
    <style:style style:name="T20" style:family="text">
      <style:text-properties officeooo:rsid="0011f967"/>
    </style:style>
    <style:style style:name="T21" style:family="text">
      <style:text-properties style:font-name="Noto Sans Tifinagh" fo:font-style="italic" fo:font-weight="bold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0">Denys Ferreira Malta – 1</text:span>° <text:span text:style-name="T20">Semestre DSM</text:span></text:p>
      <text:p text:style-name="P2">1091392223038</text:p>
      <text:p text:style-name="P2"/>
      <text:p text:style-name="P2"/>
      <text:p text:style-name="P3"><text:span text:style-name="T21">1-) </text:span><text:s/>As regras de negócio são os pilares de uma empresa (ou, no caso da TI, do desenvolvimento de um software). No contexto do software, as regras de negócio <text:span text:style-name="T1">podem </text:span>se torna<text:span text:style-name="T1">r </text:span>parte dos requisitos, <text:span text:style-name="T1">mas não são a mesma coisa, pois o requisito de software pode, muitas vezes, ser solucionado em uma simples funcionalidade do sistema, enquanto a regra de negócio é um conceito que transcende essa solução. Ela existe por si só.</text:span> </text:p>
      <text:p text:style-name="P4">As regras de negócio regem a funcionalidade de determinado serviço prestrado, portanto, devem ser determinadas baseadas nas políticas da empresa, necessidades dos clientes e na conformidade com as leis.</text:p>
      <text:p text:style-name="P4"/>
      <text:p text:style-name="P5"><text:span text:style-name="T21">2-) </text:span><text:span text:style-name="T17">Para este exercício, usei de três exemplos reais que lido diariamente no meu trabalho como analista de crédito e cobrança no Magazine Luiza.</text:span> </text:p>
      <text:p text:style-name="P5"><text:span text:style-name="T2">Regra de dedução:</text:span></text:p>
      <text:p text:style-name="P4">Onde a própria análise das informações já é suficiente para classificar a situação do cliente/usuário. É determinado um parâmetro, e se o cliente atende a esse parâmetro ou não, é classificado de acordo com as demandas da regra.</text:p>
      <text:p text:style-name="P4">Exemplo:</text:p>
      <text:p text:style-name="P4">Se um cliente de determinada empresa do varejo tem o score até 600 no Serasa, ele classifica como uma venda não aderente para o crediário. Se ele tem um score acima de 600, vai para o sistema como aderente.</text:p>
      <text:p text:style-name="P4"/>
      <text:p text:style-name="P6"><text:span text:style-name="T4">Regras de restrição de estrutura:</text:span></text:p>
      <text:p text:style-name="P8"><text:span text:style-name="T4">Descrevem necessidades primárias para que a negociação possa ocorrer de forma coesa e organizada. Exemplo:</text:span></text:p>
      <text:p text:style-name="P8"><text:span text:style-name="T4">Em um pedido, o valor dos serviços (garantia, seguro, etc.) somados não pode ficar maior do que o valor do produto. </text:span></text:p>
      <text:p text:style-name="P8"><text:span text:style-name="T11"/></text:p>
      <text:p text:style-name="P8"><text:span text:style-name="T12">Regras de restrição de operação</text:span><text:span text:style-name="T11">:</text:span></text:p>
      <text:p text:style-name="P9"><text:span text:style-name="T4">Condição imposta onde é necessário atender um certo requisito para que uma negociação prossiga com sucesso.</text:span></text:p>
      <text:p text:style-name="P7"><text:span text:style-name="T4">Exemplo:</text:span></text:p>
      <text:p text:style-name="P9">Necessidade de confirmação de ordem de compras com a empresa, em um número fixo oficial, antes da aprovação da venda.</text:p>
      <text:p text:style-name="P9"/>
      <text:p text:style-name="P9"><text:span text:style-name="T21">3-) </text:span>O texto inicia relatando como <text:span text:style-name="T18">p</text:span>rofissionais já inclusos na área de TI se sintam perdidos em reuniões que tratam de requisitos e regras de negócio. Se tratam de ideias que, para a mente de um dev, é ainda mais abstrato do que meros códigos e algoritmos.</text:p>
      <text:p text:style-name="P10">No segundo parágrafo, é dito que uma das tarefas de um analista de requisitos é saber, justamente, diminuir essa “barreira das linguagens” e tornar o assunto acessível mesmo para aqueles que não entendem facilmente as questões tratadas. O analista de requisitos trabalha, então, como um mediador, entre as requisições do time de desenvolvimento, que às vezes pode encontrar dificuldades em <text:soft-page-break/>implementar os requisitos impostos pelo time de negócio, e o cliente que está demandando coisas que para ele soam muito simples e diretas, mas que para os desenvolvedores fica difícil entender e executar.</text:p>
      <text:p text:style-name="P10">Por isso, é importante que o analista de requisito também tenha experiência em desenvolvimento de sistemas, para que ele esteja inteirado de ambas as realidades: a administrativa e a do desenvolvimento.</text:p>
      <text:p text:style-name="P10">Dessa forma, ele terá base para afirmar que um requisito do cliente é ou não implementável no código, e saberá passar na “linguagem dos devs” o que o cliente de fato está desejando. Também passará ao cliente, num linguagem não-técnica, quais são as funcionalidades e as dificuldades do programa até então.</text:p>
      <text:p text:style-name="P10">É <text:span text:style-name="T19">devido a essa “incompatibilidade de abordagens” entre os desenvolvedores e seus clientes que as metodologias ágeis são tão importantes. A organização que o desenvolvimento em ciclos, como no caso do Scrum, proporciona, é ideal para manter a constância da comuniocação entre todos os times, mantendo todos na mesma página para que o produto final seja entregue de forma funcional e atendendo todas as regras de negócio e requisitos do usuário.</text:span></text:p>
      <text:p text:style-name="P10"/>
      <text:p text:style-name="P9"/>
      <text:p text:style-name="P9"/>
      <text:p text:style-name="P11"><text:span text:style-name="T21">4-) </text:span><text:span text:style-name="T2">Farnel de Jogos</text:span></text:p>
      <text:p text:style-name="P11">Se trata de um estabelecimento onde as pessoas se reúnem e alugam jogos de tabuleiro para jogar no local. A dor do cliente é organizar esse modelo de negócio incomum, se será necessário a abordagem por “sessões” de tempo predeterminado ou se fará a gestão de forma mais liberal.</text:p>
      <text:p text:style-name="P9"><text:span text:style-name="T4"/></text:p>
      <text:p text:style-name="P9"><text:span text:style-name="T4"/></text:p>
      <text:p text:style-name="P13"><text:span text:style-name="T3">5-)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5"><text:span text:style-name="T4">Regras de negócio</text:span></text:p>
          </table:table-cell>
        </table:table-row>
        <table:table-row>
          <table:table-cell table:style-name="Table1.A2" office:value-type="string">
            <text:p text:style-name="P15"><text:span text:style-name="T4">Nome do sistema: </text:span><text:span text:style-name="T13">ParkingSys</text:span></text:p>
          </table:table-cell>
        </table:table-row>
        <table:table-row>
          <table:table-cell table:style-name="Table1.A2" office:value-type="string">
            <text:p text:style-name="P15"><text:span text:style-name="T4">RN001: </text:span><text:span text:style-name="T13">Os carros e os motoristas devem estar em conformidade com a lei para usar o espaço.</text:span></text:p>
          </table:table-cell>
        </table:table-row>
        <table:table-row>
          <table:table-cell table:style-name="Table1.A2" office:value-type="string">
            <text:p text:style-name="P18"><text:span text:style-name="T6">RN002: </text:span><text:span text:style-name="T7">Necessário apresentação de documento de identidade e CNH </text:span><text:span text:style-name="T8">para se tornar mensalista. O</text:span><text:span text:style-name="T10">s mensalistas só poderão pagar com dinheiro ou cartão de débito e sempre no dia 10 do próximo mês.</text:span></text:p>
          </table:table-cell>
        </table:table-row>
        <table:table-row>
          <table:table-cell table:style-name="Table1.A2" office:value-type="string">
            <text:p text:style-name="P18"><text:span text:style-name="T6">RN003: </text:span><text:span text:style-name="T5">No caso de atraso de pagamento do cliente mensalista, haverá cobrança de 3% sobre o valor devido e o mesmo não poderá mais estacionar após 15 dias de atraso e à cobrança irá para protesto. </text:span></text:p>
          </table:table-cell>
        </table:table-row>
        <table:table-row>
          <table:table-cell table:style-name="Table1.A2" office:value-type="string">
            <text:p text:style-name="P18"><text:span text:style-name="T6">RN004: </text:span><text:span text:style-name="T5">O pagamento para eventuais poderá ser feito através de dinheiro, cartão de débito ou de crédito. </text:span></text:p>
          </table:table-cell>
        </table:table-row>
        <table:table-row>
          <table:table-cell table:style-name="Table1.A2" office:value-type="string">
            <text:p text:style-name="P15"><text:span text:style-name="T4">RN005: Os clientes eventuais só poderão estacionar o veículo se no momento houver vagas disponíveis, portanto a prioridade é dos conveniados. </text:span></text:p>
          </table:table-cell>
        </table:table-row>
        <table:table-row>
          <table:table-cell table:style-name="Table1.A2" office:value-type="string">
            <text:p text:style-name="P18"><text:span text:style-name="T6">RN006: </text:span><text:span text:style-name="T5">O cliente mensalista poderá ter no máximo 3 veículos cadastrados para cada vaga contratada, mas só poderá ter um veículo de cada vez no estacionamento, ou seja, sempre só poderá ocupar uma vaga por vez por convênio contratado. </text:span><text:span text:style-name="T6"><text:s/></text:span></text:p>
          </table:table-cell>
        </table:table-row>
      </table:table>
      <text:p text:style-name="P12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oft-page-break/><text:span text:style-name="T4"/></text:p>
      <text:p text:style-name="P14"><text:span text:style-name="T4"/></text:p>
      <text:p text:style-name="P20"><text:span text:style-name="T3">6-)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6"><text:span text:style-name="T4">Regras de negócio</text:span></text:p>
          </table:table-cell>
        </table:table-row>
        <table:table-row>
          <table:table-cell table:style-name="Table2.A2" office:value-type="string">
            <text:p text:style-name="P16"><text:span text:style-name="T4">Nome do sistema: </text:span><text:span text:style-name="T14">FoodQuery</text:span></text:p>
          </table:table-cell>
        </table:table-row>
        <table:table-row>
          <table:table-cell table:style-name="Table2.A2" office:value-type="string">
            <text:p text:style-name="P16"><text:span text:style-name="T4">RN001: </text:span><text:span text:style-name="T14">Cliente precisa se identificar e dizer quantas pessoas ocuparão a mesa antes de entrar para a área principal do restaurante.</text:span></text:p>
          </table:table-cell>
        </table:table-row>
        <table:table-row>
          <table:table-cell table:style-name="Table2.A2" office:value-type="string">
            <text:p text:style-name="P19"><text:span text:style-name="T6">RN002: </text:span><text:span text:style-name="T9">A</text:span><text:span text:style-name="T5"> conta poderá ser paga em cartão de débito, crédito, dinheiro, o cheque não será aceito, sendo que só poderá ser fornecido troco para pagamento em dinheiro.</text:span></text:p>
          </table:table-cell>
        </table:table-row>
      </table:table>
      <text:p text:style-name="P14"><text:span text:style-name="T4"/></text:p>
      <text:p text:style-name="P20"><text:span text:style-name="T3">7-)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6"><text:span text:style-name="T4">Regras de negócio</text:span></text:p>
          </table:table-cell>
        </table:table-row>
        <table:table-row>
          <table:table-cell table:style-name="Table3.A2" office:value-type="string">
            <text:p text:style-name="P16"><text:span text:style-name="T4">Nome do sistema: </text:span><text:span text:style-name="T15">CarFix</text:span></text:p>
          </table:table-cell>
        </table:table-row>
        <table:table-row>
          <table:table-cell table:style-name="Table3.A2" office:value-type="string">
            <text:p text:style-name="P16"><text:span text:style-name="T4">RN001: <text:s/></text:span><text:span text:style-name="T15">Apresentar identificação do veículo e proprietário.</text:span></text:p>
          </table:table-cell>
        </table:table-row>
        <table:table-row>
          <table:table-cell table:style-name="Table3.A2" office:value-type="string">
            <text:p text:style-name="P16"><text:span text:style-name="T4">RN00</text:span><text:span text:style-name="T15">2</text:span><text:span text:style-name="T4">: </text:span><text:span text:style-name="T15">Os carros só podem ficar na mecânica por 1 dia após a conclusão dos serviços, após isso, o cliente deve buscar o veículo, sob pena de multa de R$50,00/dia.</text:span></text:p>
          </table:table-cell>
        </table:table-row>
      </table:table>
      <text:p text:style-name="P14"><text:span text:style-name="T4"/></text:p>
      <text:p text:style-name="P21"><text:span text:style-name="T16">8-)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7"><text:span text:style-name="T4">Regras de negócio</text:span></text:p>
          </table:table-cell>
        </table:table-row>
        <table:table-row>
          <table:table-cell table:style-name="Table4.A2" office:value-type="string">
            <text:p text:style-name="P17"><text:span text:style-name="T4">Nome do sistema: </text:span><text:span text:style-name="T15">TotalRecall</text:span></text:p>
          </table:table-cell>
        </table:table-row>
        <table:table-row>
          <table:table-cell table:style-name="Table4.A2" office:value-type="string">
            <text:p text:style-name="P17"><text:span text:style-name="T4">RN001: </text:span><text:span text:style-name="T15">A pessoa que está contatando deve se identificar para a recepcionista, com nome completo e empresa representada, antes de ser redirecionado para o setor de interesse.</text:span></text:p>
          </table:table-cell>
        </table:table-row>
      </table:table>
      <text:p text:style-name="P15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Tifinagh" svg:font-family="'Noto Sans Tifinagh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Nimbus Roman" fo:font-size="15pt" fo:font-weight="bold" officeooo:rsid="0011f967" officeooo:paragraph-rsid="0011f967" style:font-size-asian="15pt" style:font-weight-asian="bold" style:font-size-complex="15pt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4T18:52:45.443606344</meta:creation-date>
    <dc:date>2022-11-04T20:37:19.992637427</dc:date>
    <meta:editing-duration>PT30M51S</meta:editing-duration>
    <meta:editing-cycles>2</meta:editing-cycles>
    <meta:generator>LibreOffice/7.3.7.2$Linux_X86_64 LibreOffice_project/30$Build-2</meta:generator>
    <meta:document-statistic meta:table-count="4" meta:image-count="0" meta:object-count="0" meta:page-count="3" meta:paragraph-count="46" meta:word-count="951" meta:character-count="5727" meta:non-whitespace-character-count="4811"/>
  </office:meta>
</office:document-meta>
</file>